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Helvetica2" svg:font-family="Helvetica" style:font-adornments="Bold" style:font-family-generic="swiss"/>
    <style:font-face style:name="Helvetica1" svg:font-family="Helvetica" style:font-adornments="Regular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8.785cm" table:align="margins"/>
    </style:style>
    <style:style style:name="Table2.A" style:family="table-column">
      <style:table-column-properties style:column-width="4.985cm" style:rel-column-width="2826*"/>
    </style:style>
    <style:style style:name="Table2.B" style:family="table-column">
      <style:table-column-properties style:column-width="2.612cm" style:rel-column-width="1481*"/>
    </style:style>
    <style:style style:name="Table2.C" style:family="table-column">
      <style:table-column-properties style:column-width="7.514cm" style:rel-column-width="4260*"/>
    </style:style>
    <style:style style:name="Table2.D" style:family="table-column">
      <style:table-column-properties style:column-width="1.836cm" style:rel-column-width="1041*"/>
    </style:style>
    <style:style style:name="Table2.E" style:family="table-column">
      <style:table-column-properties style:column-width="1.838cm" style:rel-column-width="1042*"/>
    </style:style>
    <style:style style:name="Table2.A1" style:family="table-cell">
      <style:table-cell-properties fo:padding="0cm" fo:border-left="none" fo:border-right="none" fo:border-top="none" fo:border-bottom="0.05pt solid #000000"/>
    </style:style>
    <style:style style:name="Table1" style:family="table">
      <style:table-properties style:width="18.785cm" table:align="margins"/>
    </style:style>
    <style:style style:name="Table1.A" style:family="table-column">
      <style:table-column-properties style:column-width="4.985cm" style:rel-column-width="2826*"/>
    </style:style>
    <style:style style:name="Table1.B" style:family="table-column">
      <style:table-column-properties style:column-width="2.612cm" style:rel-column-width="1481*"/>
    </style:style>
    <style:style style:name="Table1.C" style:family="table-column">
      <style:table-column-properties style:column-width="7.514cm" style:rel-column-width="4260*"/>
    </style:style>
    <style:style style:name="Table1.D" style:family="table-column">
      <style:table-column-properties style:column-width="1.836cm" style:rel-column-width="1041*"/>
    </style:style>
    <style:style style:name="Table1.E" style:family="table-column">
      <style:table-column-properties style:column-width="1.838cm" style:rel-column-width="1042*"/>
    </style:style>
    <style:style style:name="Table1.A1" style:family="table-cell">
      <style:table-cell-properties fo:padding="0cm" fo:border-left="none" fo:border-right="none" fo:border-top="none" fo:border-bottom="0.05pt solid #999999"/>
    </style:style>
    <style:style style:name="Table3" style:family="table">
      <style:table-properties style:width="18.785cm" table:align="margins"/>
    </style:style>
    <style:style style:name="Table3.A" style:family="table-column">
      <style:table-column-properties style:column-width="4.985cm" style:rel-column-width="2826*"/>
    </style:style>
    <style:style style:name="Table3.B" style:family="table-column">
      <style:table-column-properties style:column-width="2.612cm" style:rel-column-width="1481*"/>
    </style:style>
    <style:style style:name="Table3.C" style:family="table-column">
      <style:table-column-properties style:column-width="7.514cm" style:rel-column-width="4260*"/>
    </style:style>
    <style:style style:name="Table3.D" style:family="table-column">
      <style:table-column-properties style:column-width="1.836cm" style:rel-column-width="1041*"/>
    </style:style>
    <style:style style:name="Table3.E" style:family="table-column">
      <style:table-column-properties style:column-width="1.838cm" style:rel-column-width="1042*"/>
    </style:style>
    <style:style style:name="Table3.A1" style:family="table-cell">
      <style:table-cell-properties fo:padding="0cm" fo:border-left="none" fo:border-right="none" fo:border-top="none" fo:border-bottom="0.05pt solid #e6e6e6"/>
    </style:style>
    <style:style style:name="P1" style:family="paragraph" style:parent-style-name="terp_5f_default_5f_Bold_5f_9">
      <style:text-properties officeooo:paragraph-rsid="0010a82a"/>
    </style:style>
    <style:style style:name="P2" style:family="paragraph" style:parent-style-name="terp_5f_default_5f_9">
      <style:text-properties officeooo:paragraph-rsid="0010a82a"/>
    </style:style>
    <style:style style:name="P3" style:family="paragraph" style:parent-style-name="terp_5f_tblheader_5f_Details">
      <style:text-properties officeooo:paragraph-rsid="0010a82a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0a82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header_5f_Centre">BOM Structur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erp_5f_tblheader_5f_Details">BOM Name</text:p>
          </table:table-cell>
          <table:table-cell table:style-name="Table2.A1" office:value-type="string">
            <text:p text:style-name="P3"><text:span text:style-name="T2">Bubble Number</text:span></text:p>
          </table:table-cell>
          <table:table-cell table:style-name="Table2.A1" office:value-type="string">
            <text:p text:style-name="terp_5f_tblheader_5f_Details">Product Name</text:p>
          </table:table-cell>
          <table:table-cell table:style-name="Table2.A1" office:value-type="string">
            <text:p text:style-name="terp_5f_tblheader_5f_Details_5f_Right">Quantity</text:p>
          </table:table-cell>
          <table:table-cell table:style-name="Table2.A1" office:value-type="string">
            <text:p text:style-name="terp_5f_tblheader_5f_General_5f_Centre">BOM Ref</text:p>
          </table:table-cell>
        </table:table-row>
      </table:table>
      <text:section text:style-name="Sect1" text:name="Section1">
        <text:p text:style-name="terp_5f_default_5f_8">[[ repeatIn(objects, 'o') ]]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office:value-type="string">
              <text:p text:style-name="terp_5f_default_5f_Bold_5f_9">[[ o.name ]]</text:p>
            </table:table-cell>
            <table:table-cell table:style-name="Table1.A1" office:value-type="string">
              <text:p text:style-name="P1"><text:span text:style-name="T2">[[ o.bubble_number ]]</text:span></text:p>
            </table:table-cell>
            <table:table-cell table:style-name="Table1.A1" office:value-type="string">
              <text:p text:style-name="terp_5f_default_5f_Bold_5f_9">[ [[ (o.product_id.default_code) or removeParentNode('font') ]] ] [[ o.product_id.name ]]</text:p>
            </table:table-cell>
            <table:table-cell table:style-name="Table1.A1" office:value-type="string">
              <text:p text:style-name="terp_5f_default_5f_Right_5f_9_5f_Bold">[[ o.product_qty ]] [[ o.product_uom.name ]]</text:p>
            </table:table-cell>
            <table:table-cell table:style-name="Table1.A1" office:value-type="string">
              <text:p text:style-name="terp_5f_tblheader_5f_Details_5f_Centre">[[ o.code ]]</text:p>
            </table:table-cell>
          </table:table-row>
        </table:table>
        <text:section text:style-name="Sect1" text:name="Section2">
          <text:p text:style-name="terp_5f_default_5f_8">[[ repeatIn(get_children(o.bom_lines), 'l') ]]</text:p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D"/>
            <table:table-column table:style-name="Table3.E"/>
            <table:table-row>
              <table:table-cell table:style-name="Table3.A1" office:value-type="string">
                <text:p text:style-name="terp_5f_default_5f_9"><text:span text:style-name="T1">[[ '... '*(l['level']) ]]</text:span> - [[ l['name'] <text:s/>]]</text:p>
              </table:table-cell>
              <table:table-cell table:style-name="Table3.A1" office:value-type="string">
                <text:p text:style-name="P2"><text:span text:style-name="T2">[[ l['bnumber'] ]]</text:span></text:p>
              </table:table-cell>
              <table:table-cell table:style-name="Table3.A1" office:value-type="string">
                <text:p text:style-name="terp_5f_default_5f_9">[ [[ (l['pcode']) or removeParentNode('font') ]] ] [[ l['pname'] ]]</text:p>
              </table:table-cell>
              <table:table-cell table:style-name="Table3.A1" office:value-type="string">
                <text:p text:style-name="terp_5f_default_5f_Right_5f_9">[[ l['pqty'] ]] [[ l['uname'] ]]</text:p>
              </table:table-cell>
              <table:table-cell table:style-name="Table3.A1" office:value-type="string">
                <text:p text:style-name="terp_5f_default_5f_Centre_5f_9">[[ l['code'] ]]</text:p>
              </table:table-cell>
            </table:table-row>
          </table:table>
          <text:p text:style-name="terp_5f_default_5f_1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Helvetica2" svg:font-family="Helvetica" style:font-adornments="Bold" style:font-family-generic="swiss"/>
    <style:font-face style:name="Helvetica1" svg:font-family="Helvetica" style:font-adornments="Regular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9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font-size="6pt" fo:font-weight="normal" style:font-size-asian="6pt" style:font-weight-asian="normal" style:font-size-complex="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style:font-name="Helvetica1"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style:font-name="Helvetica2" fo:font-size="9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  <style:text-properties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style:font-name="Helvetica1"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8_5f_Italic" style:display-name="terp_default_8_Italic" style:family="paragraph" style:parent-style-name="terp_5f_default_5f_8">
      <style:text-properties fo:font-style="italic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rp_5f_remove_5f_space" style:display-name="terp_remove_space" style:family="paragraph" style:parent-style-name="Text_20_body" style:class="text">
      <style:paragraph-properties fo:margin-top="0cm" fo:margin-bottom="0cm" style:contextual-spacing="false"/>
      <style:text-properties fo:font-size="2pt" style:font-size-asian="10.5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95cm" fo:margin-bottom="1.069cm" fo:margin-left="1.094cm" fo:margin-right="1.1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7-10-17T14:07:04</meta:creation-date>
    <dc:creator>Joao Batista</dc:creator>
    <dc:date>2013-03-22T16:50:16</dc:date>
    <meta:editing-cycles>72</meta:editing-cycles>
    <meta:editing-duration>PT04H03M31S</meta:editing-duration>
    <meta:document-statistic meta:table-count="3" meta:image-count="0" meta:object-count="0" meta:page-count="1" meta:paragraph-count="18" meta:word-count="74" meta:character-count="489" meta:non-whitespace-character-count="432"/>
    <meta:user-defined meta:name="Info 1">http://localhost:8069</meta:user-defined>
    <meta:user-defined meta:name="Info 2">admin</meta:user-defined>
    <meta:user-defined meta:name="Info 3">574</meta:user-defined>
    <meta:user-defined meta:name="Info 4">mrp.bom</meta:user-defined>
  </office:meta>
</office:document-meta>
</file>